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.75cm" fo:min-width="6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7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2" style:family="graphic" style:parent-style-name="objectwithoutfill">
      <style:graphic-properties draw:marker-end="Nuolenkärjet_20_9" draw:marker-end-width="0.3cm" draw:fill="none" draw:textarea-vertical-align="middle"/>
    </style:style>
    <style:style style:name="gr13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Nuolenkärjet_20_12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6" style:family="graphic" style:parent-style-name="objectwithoutfill">
      <style:graphic-properties draw:marker-end="Nuolenkärjet_20_13" draw:marker-end-width="0.3cm" draw:fill="none" draw:textarea-vertical-align="middle"/>
    </style:style>
    <style:style style:name="gr17" style:family="graphic" style:parent-style-name="objectwithoutfill">
      <style:graphic-properties draw:marker-end="Nuolenkärjet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Nuolenkärjet_20_15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1" style:family="graphic" style:parent-style-name="objectwithoutfill">
      <style:graphic-properties draw:marker-end="Nuolenkärjet_20_16" draw:marker-end-width="0.3cm" draw:fill="none" draw:textarea-vertical-align="middle"/>
    </style:style>
    <style:style style:name="gr22" style:family="graphic" style:parent-style-name="objectwithoutfill">
      <style:graphic-properties draw:marker-end="Nuolenkärjet_20_17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Nuolenkärjet_20_18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25" style:family="graphic" style:parent-style-name="objectwithoutfill">
      <style:graphic-properties draw:marker-end="Nuolenkärjet_20_23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27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30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Nuolenkärjet_20_25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33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34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35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36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Nuolenkärjet_20_28" draw:marker-end-width="0.3cm" draw:fill="none" draw:textarea-vertical-align="middle"/>
    </style:style>
    <style:style style:name="gr38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40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41" style:family="graphic" style:parent-style-name="objectwithoutfill">
      <style:graphic-properties draw:marker-end="Nuolenkärjet_20_32" draw:marker-end-width="0.3cm" draw:fill="none" draw:textarea-vertical-align="middle"/>
    </style:style>
    <style:style style:name="gr42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43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44" style:family="graphic" style:parent-style-name="objectwithoutfill">
      <style:graphic-properties draw:marker-end="Nuolenkärjet_20_33" draw:marker-end-width="0.3cm" draw:fill="none" draw:textarea-vertical-align="middle"/>
    </style:style>
    <style:style style:name="gr45" style:family="graphic" style:parent-style-name="objectwithoutfill">
      <style:graphic-properties draw:marker-end="Nuolenkärjet_20_34" draw:marker-end-width="0.3cm" draw:fill="none" draw:textarea-vertical-align="middle"/>
    </style:style>
    <style:style style:name="gr46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47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48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49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50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51" style:family="graphic" style:parent-style-name="objectwithoutfill">
      <style:graphic-properties draw:marker-end="Nuolenkärjet_20_39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Nuolenkärjet_20_40" draw:marker-end-width="0.3cm" draw:fill="none" draw:textarea-vertical-align="middle"/>
    </style:style>
    <style:style style:name="gr53" style:family="graphic" style:parent-style-name="objectwithoutfill">
      <style:graphic-properties draw:marker-end="Nuolenkärjet_20_41" draw:marker-end-width="0.3cm" draw:fill="none" draw:textarea-vertical-align="middle"/>
    </style:style>
    <style:style style:name="gr54" style:family="graphic" style:parent-style-name="objectwithoutfill">
      <style:graphic-properties draw:marker-end="Nuolenkärjet_20_43" draw:marker-end-width="0.3cm" draw:fill="none" draw:textarea-vertical-align="middle"/>
    </style:style>
    <style:style style:name="gr55" style:family="graphic" style:parent-style-name="objectwithoutfill">
      <style:graphic-properties draw:marker-end="Nuolenkärjet_20_44" draw:marker-end-width="0.3cm" draw:fill="none" draw:textarea-vertical-align="middle"/>
    </style:style>
    <style:style style:name="gr56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57" style:family="graphic" style:parent-style-name="objectwithoutfill">
      <style:graphic-properties draw:marker-end="Nuolenkärjet_20_45" draw:marker-end-width="0.3cm" draw:fill="none" draw:textarea-vertical-align="middle"/>
    </style:style>
    <style:style style:name="gr58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59" style:family="graphic" style:parent-style-name="objectwithoutfill">
      <style:graphic-properties draw:marker-end="Nuolenkärjet_20_46" draw:marker-end-width="0.3cm" draw:fill="none" draw:textarea-vertical-align="middle"/>
    </style:style>
    <style:style style:name="gr60" style:family="graphic" style:parent-style-name="standard">
      <style:graphic-properties svg:stroke-color="#000000" draw:fill-color="#ffbf00" draw:textarea-horizontal-align="justify" draw:textarea-vertical-align="middle" draw:auto-grow-height="false" fo:min-height="3.25cm" fo:min-width="4cm"/>
      <style:paragraph-properties style:writing-mode="lr-tb"/>
    </style:style>
    <style:style style:name="gr61" style:family="graphic" style:parent-style-name="objectwithoutfill">
      <style:graphic-properties draw:marker-end="Nuolenkärjet_20_47" draw:marker-end-width="0.3cm" draw:fill="none" draw:textarea-vertical-align="middle"/>
    </style:style>
    <style:style style:name="gr62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63" style:family="graphic" style:parent-style-name="objectwithoutfill">
      <style:graphic-properties draw:marker-end="Nuolenkärjet_20_49" draw:marker-end-width="0.3cm" draw:fill="none" draw:textarea-vertical-align="middle"/>
    </style:style>
    <style:style style:name="gr64" style:family="graphic" style:parent-style-name="objectwithoutfill">
      <style:graphic-properties draw:marker-end="Nuolenkärjet_20_50" draw:marker-end-width="0.3cm" draw:fill="none" draw:textarea-vertical-align="middle"/>
      <style:paragraph-properties style:writing-mode="lr-tb"/>
    </style:style>
    <style:style style:name="gr65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66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draw:marker-end="Nuolenkärjet_20_52" draw:marker-end-width="0.3cm" draw:fill="none" draw:textarea-vertical-align="middle"/>
    </style:style>
    <style:style style:name="gr68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.5cm"/>
      <style:paragraph-properties style:writing-mode="lr-tb"/>
    </style:style>
    <style:style style:name="gr69" style:family="graphic" style:parent-style-name="objectwithoutfill">
      <style:graphic-properties draw:marker-end="Nuolenkärjet_20_53" draw:marker-end-width="0.3cm" draw:fill="none" draw:textarea-vertical-align="middle"/>
    </style:style>
    <style:style style:name="gr70" style:family="graphic" style:parent-style-name="objectwithoutfill">
      <style:graphic-properties draw:marker-end="Nuolenkärjet_20_54" draw:marker-end-width="0.3cm" draw:fill="none" draw:textarea-vertical-align="middle"/>
    </style:style>
    <style:style style:name="gr71" style:family="graphic" style:parent-style-name="objectwithoutfill">
      <style:graphic-properties draw:marker-end="Nuolenkärjet_20_55" draw:marker-end-width="0.3cm" draw:fill="none" draw:textarea-vertical-align="middle"/>
      <style:paragraph-properties style:writing-mode="lr-tb"/>
    </style:style>
    <style:style style:name="gr72" style:family="graphic" style:parent-style-name="objectwithoutfill">
      <style:graphic-properties draw:marker-end="Nuolenkärjet_20_56" draw:marker-end-width="0.3cm" draw:fill="none" draw:textarea-vertical-align="middle"/>
    </style:style>
    <style:style style:name="gr73" style:family="graphic" style:parent-style-name="standard">
      <style:graphic-properties svg:stroke-color="#000000" draw:fill-color="#ff972f" draw:textarea-horizontal-align="justify" draw:textarea-vertical-align="middle" draw:auto-grow-height="false" fo:min-height="1.308cm" fo:min-width="3.5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1.308cm" fo:min-width="3.5cm"/>
      <style:paragraph-properties style:writing-mode="lr-tb"/>
    </style:style>
    <style:style style:name="gr75" style:family="graphic" style:parent-style-name="standard">
      <style:graphic-properties svg:stroke-color="#000000" draw:fill-color="#e8f2a1" draw:textarea-horizontal-align="justify" draw:textarea-vertical-align="middle" draw:auto-grow-height="false" fo:min-height="1.308cm" fo:min-width="3.5cm"/>
      <style:paragraph-properties style:writing-mode="lr-tb"/>
    </style:style>
    <style:style style:name="gr76" style:family="graphic" style:parent-style-name="objectwithoutfill">
      <style:graphic-properties draw:marker-end="Nuolenkärjet_20_57" draw:marker-end-width="0.3cm" draw:fill="none" draw:textarea-vertical-align="middle"/>
      <style:paragraph-properties style:writing-mode="lr-tb"/>
    </style:style>
    <style:style style:name="gr77" style:family="graphic" style:parent-style-name="objectwithoutfill">
      <style:graphic-properties draw:marker-end="Nuolenkärjet_20_58" draw:marker-end-width="0.3cm" draw:fill="none" draw:textarea-vertical-align="middle"/>
    </style:style>
    <style:style style:name="gr78" style:family="graphic" style:parent-style-name="objectwithoutfill">
      <style:graphic-properties draw:marker-end="Nuolenkärjet_20_59" draw:marker-end-width="0.3cm" draw:fill="none" draw:textarea-vertical-align="middle"/>
    </style:style>
    <style:style style:name="gr79" style:family="graphic" style:parent-style-name="standard">
      <style:graphic-properties svg:stroke-color="#000000" draw:fill-color="#ffbf00" draw:textarea-horizontal-align="justify" draw:textarea-vertical-align="middle" draw:auto-grow-height="false" fo:min-height="2.932cm" fo:min-width="4.804cm"/>
      <style:paragraph-properties style:writing-mode="lr-tb"/>
    </style:style>
    <style:style style:name="gr80" style:family="graphic" style:parent-style-name="objectwithoutfill">
      <style:graphic-properties draw:marker-end="Nuolenkärjet_20_60" draw:marker-end-width="0.3cm" draw:fill="none" draw:textarea-vertical-align="middle"/>
      <style:paragraph-properties style:writing-mode="lr-tb"/>
    </style:style>
    <style:style style:name="gr81" style:family="graphic" style:parent-style-name="objectwithoutfill">
      <style:graphic-properties draw:marker-end="Nuolenkärjet_20_63" draw:marker-end-width="0.3cm" draw:fill="none" draw:textarea-vertical-align="middle"/>
      <style:paragraph-properties style:writing-mode="lr-tb"/>
    </style:style>
    <style:style style:name="gr82" style:family="graphic" style:parent-style-name="objectwithoutfill">
      <style:graphic-properties draw:marker-end="Nuolenkärjet_20_64" draw:marker-end-width="0.3cm" draw:fill="none" draw:textarea-vertical-align="middle"/>
      <style:paragraph-properties style:writing-mode="lr-tb"/>
    </style:style>
    <style:style style:name="gr83" style:family="graphic" style:parent-style-name="objectwithoutfill">
      <style:graphic-properties draw:marker-end="Nuolenkärjet_20_66" draw:marker-end-width="0.3cm" draw:fill="none" draw:textarea-vertical-align="middle"/>
      <style:paragraph-properties style:writing-mode="lr-tb"/>
    </style:style>
    <style:style style:name="gr84" style:family="graphic" style:parent-style-name="objectwithoutfill">
      <style:graphic-properties draw:marker-end="Nuolenkärjet_20_67" draw:marker-end-width="0.3cm" draw:fill="none" draw:textarea-vertical-align="middle"/>
      <style:paragraph-properties style:writing-mode="lr-tb"/>
    </style:style>
    <style:style style:name="gr85" style:family="graphic" style:parent-style-name="standard">
      <style:graphic-properties svg:stroke-color="#000000" draw:fill-color="#b3cac7" draw:textarea-horizontal-align="justify" draw:textarea-vertical-align="middle" draw:auto-grow-height="false" fo:min-height="2.277cm" fo:min-width="4.5cm"/>
      <style:paragraph-properties style:writing-mode="lr-tb"/>
    </style:style>
    <style:style style:name="gr86" style:family="graphic" style:parent-style-name="objectwithoutfill">
      <style:graphic-properties draw:marker-end="Nuolenkärjet_20_6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7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b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12.5cm" svg:y="2.442cm">
          <text:p text:style-name="P1"><text:span text:style-name="T1">Tok</text:span><text:span text:style-name="T1">eniz</text:span><text:span text:style-name="T1">e </text:span><text:span text:style-name="T1">foo.</text:span><text:span text:style-name="T1">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2.5cm" svg:y="5.441cm">
          <text:p text:style-name="P1"><text:span text:style-name="T1">Par</text:span><text:span text:style-name="T1">se </text:span><text:span text:style-name="T1">foo.</text:span><text:span text:style-name="T1">jo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0.5cm" svg:y="2.388cm">
          <text:p text:style-name="P1"><text:span text:style-name="T1">Tok</text:span><text:span text:style-name="T1">eniz</text:span><text:span text:style-name="T1">e </text:span><text:span text:style-name="T1">bar.</text:span><text:span text:style-name="T1">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0.5cm" svg:y="5.414cm">
          <text:p text:style-name="P1"><text:span text:style-name="T1">Parse bar.j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28.5cm" svg:y="2.388cm">
          <text:p text:style-name="P1"><text:span text:style-name="T1">Tokenize i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28.5cm" svg:y="5.414cm">
          <text:p text:style-name="P1"><text:span text:style-name="T1">Parse io.jo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cm" svg:height="2cm" svg:x="12cm" svg:y="16.442cm">
          <text:p text:style-name="P1"><text:span text:style-name="T1">Typec</text:span><text:span text:style-name="T1">heck </text:span><text:span text:style-name="T1">foo.jo</text:span><text:span text:style-name="T1">u</text:span></text:p>
          <text:p text:style-name="P1"><text:span text:style-name="T1">(step </text:span><text:span text:style-name="T1">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7cm" svg:height="2cm" svg:x="20cm" svg:y="16.442cm">
          <text:p text:style-name="P5"><text:span text:style-name="T1">Typec</text:span><text:span text:style-name="T1">heck </text:span><text:span text:style-name="T1">bar.jo</text:span><text:span text:style-name="T1">u</text:span></text:p>
          <text:p text:style-name="P5"><text:span text:style-name="T1">(step </text:span><text:span text:style-name="T1">1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7cm" svg:height="2cm" svg:x="28cm" svg:y="16.442cm">
          <text:p text:style-name="P5"><text:span text:style-name="T1">Typecheck io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5.5cm" svg:y1="3.942cm" svg:x2="15.5cm" svg:y2="5.441cm" draw:start-shape="id1" draw:start-glue-point="2" draw:end-shape="id2" svg:d="M15500 3942v1499" svg:viewBox="0 0 1 1500">
          <text:p text:style-name="P8">tokens</text:p>
        </draw:connector>
        <draw:connector draw:style-name="gr8" draw:text-style-name="P9" draw:layer="layout" draw:type="curve" svg:x1="23.5cm" svg:y1="3.888cm" svg:x2="23.5cm" svg:y2="5.414cm" draw:start-shape="id3" draw:start-glue-point="2" draw:end-shape="id4" draw:end-glue-point="0" svg:d="M23500 3888v1526" svg:viewBox="0 0 1 1527">
          <text:p text:style-name="P8">tokens</text:p>
        </draw:connector>
        <draw:connector draw:style-name="gr9" draw:text-style-name="P9" draw:layer="layout" draw:type="curve" svg:x1="31.5cm" svg:y1="3.888cm" svg:x2="31.5cm" svg:y2="5.414cm" draw:start-shape="id5" draw:start-glue-point="2" draw:end-shape="id6" draw:end-glue-point="0" svg:d="M31500 3888v1526" svg:viewBox="0 0 1 1527">
          <text:p text:style-name="P8">tokens</text:p>
        </draw:connector>
        <draw:connector draw:style-name="gr10" draw:text-style-name="P9" draw:layer="layout" draw:type="curve" svg:x1="31.5cm" svg:y1="6.914cm" svg:x2="31.5cm" svg:y2="8.415cm" draw:start-shape="id6" draw:start-glue-point="2" draw:end-shape="id7" draw:end-glue-point="0" svg:d="M31500 6914v1501" svg:viewBox="0 0 1 1502">
          <text:p text:style-name="P8">AST</text:p>
        </draw:connector>
        <draw:custom-shape draw:style-name="gr11" draw:text-style-name="P10" xml:id="id9" draw:id="id9" draw:layer="layout" svg:width="9cm" svg:height="2cm" svg:x="19cm" svg:y="20.5cm">
          <text:p text:style-name="P5"><text:span text:style-name="T1">Add imported </text:span><text:span text:style-name="T1">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5.5cm" svg:y1="18.442cm" svg:x2="23.5cm" svg:y2="20.5cm" draw:start-shape="id8" draw:start-glue-point="2" draw:end-shape="id9" draw:end-glue-point="0" svg:d="M15500 18442c0 1543 8000 515 8000 2058" svg:viewBox="0 0 8001 2059">
          <text:p/>
        </draw:connector>
        <draw:connector draw:style-name="gr13" draw:text-style-name="P9" draw:layer="layout" draw:type="curve" svg:x1="23.5cm" svg:y1="18.442cm" svg:x2="23.5cm" svg:y2="20.5cm" draw:start-shape="id10" draw:start-glue-point="2" draw:end-shape="id9" svg:d="M23500 18442v2058" svg:viewBox="0 0 1 2059">
          <text:p text:style-name="P8">Partially typed AST + symbols</text:p>
        </draw:connector>
        <draw:connector draw:style-name="gr14" draw:text-style-name="P11" draw:layer="layout" draw:type="curve" svg:x1="31.5cm" svg:y1="18.442cm" svg:x2="23.5cm" svg:y2="20.5cm" draw:start-shape="id11" draw:start-glue-point="2" draw:end-shape="id9" draw:end-glue-point="0" svg:d="M31500 18442c0 1543-8000 515-8000 2058" svg:viewBox="0 0 8001 2059">
          <text:p/>
        </draw:connector>
        <draw:custom-shape draw:style-name="gr15" draw:text-style-name="P10" xml:id="id13" draw:id="id13" draw:layer="layout" svg:width="9cm" svg:height="2cm" svg:x="19cm" svg:y="28.5cm">
          <text:p text:style-name="P5"><text:span text:style-name="T1">Add imported 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5.5cm" svg:y1="26.469cm" svg:x2="23.5cm" svg:y2="28.5cm" draw:start-shape="id12" draw:end-shape="id13" draw:end-glue-point="0" svg:d="M15500 26469c0 1524 8000 509 8000 2031" svg:viewBox="0 0 8001 2032">
          <text:p/>
        </draw:connector>
        <draw:connector draw:style-name="gr13" draw:text-style-name="P13" draw:layer="layout" draw:type="curve" svg:x1="23.5cm" svg:y1="26.442cm" svg:x2="23.5cm" svg:y2="28.5cm" draw:start-shape="id14" draw:end-shape="id13" svg:d="M23500 26442v2058" svg:viewBox="0 0 1 2059">
          <text:p text:style-name="P12">Partially typed AST + symbols</text:p>
        </draw:connector>
        <draw:connector draw:style-name="gr14" draw:text-style-name="P11" draw:layer="layout" draw:type="curve" svg:x1="31.5cm" svg:y1="26.442cm" svg:x2="23.5cm" svg:y2="28.5cm" draw:start-shape="id15" draw:start-glue-point="2" draw:end-shape="id13" draw:end-glue-point="0" svg:d="M31500 26442c0 1543-8000 515-8000 2058" svg:viewBox="0 0 8001 2059">
          <text:p/>
        </draw:connector>
        <draw:connector draw:style-name="gr16" draw:text-style-name="P11" draw:layer="layout" draw:type="curve" svg:x1="23.5cm" svg:y1="22.5cm" svg:x2="15.5cm" svg:y2="24.469cm" draw:start-shape="id9" draw:start-glue-point="2" draw:end-shape="id12" draw:end-glue-point="0" svg:d="M23500 22500c0 1477-8000 493-8000 1969" svg:viewBox="0 0 8001 1970">
          <text:p/>
        </draw:connector>
        <draw:connector draw:style-name="gr17" draw:text-style-name="P13" draw:layer="layout" draw:type="curve" svg:x1="23.5cm" svg:y1="22.5cm" svg:x2="23.5cm" svg:y2="24.442cm" draw:start-shape="id9" draw:start-glue-point="2" draw:end-shape="id14" svg:d="M23500 22500v1942" svg:viewBox="0 0 1 1943">
          <text:p text:style-name="P12">Partially typed AST</text:p>
        </draw:connector>
        <draw:connector draw:style-name="gr18" draw:text-style-name="P11" draw:layer="layout" draw:type="curve" svg:x1="23.5cm" svg:y1="22.5cm" svg:x2="31.5cm" svg:y2="24.442cm" draw:start-shape="id9" draw:start-glue-point="2" draw:end-shape="id15" svg:d="M23500 22500c0 1456 8000 486 8000 1942" svg:viewBox="0 0 8001 1943">
          <text:p/>
        </draw:connector>
        <draw:custom-shape draw:style-name="gr4" draw:text-style-name="P2" xml:id="id16" draw:id="id16" draw:layer="layout" svg:width="7cm" svg:height="2cm" svg:x="12cm" svg:y="32.442cm">
          <text:p text:style-name="P1"><text:span text:style-name="T1">Typecheck foo.jou</text:span></text:p>
          <text:p text:style-name="P1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7" draw:id="id17" draw:layer="layout" svg:width="7cm" svg:height="2cm" svg:x="20cm" svg:y="32.442cm">
          <text:p text:style-name="P5"><text:span text:style-name="T1">Typecheck bar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8" draw:id="id18" draw:layer="layout" svg:width="7cm" svg:height="2cm" svg:x="28cm" svg:y="32.442cm">
          <text:p text:style-name="P5"><text:span text:style-name="T1">Typecheck io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3.5cm" svg:y1="30.5cm" svg:x2="15.5cm" svg:y2="32.442cm" draw:start-shape="id13" draw:start-glue-point="2" draw:end-shape="id16" svg:d="M23500 30500c0 1456-8000 486-8000 1942" svg:viewBox="0 0 8001 1943">
          <text:p/>
        </draw:connector>
        <draw:connector draw:style-name="gr22" draw:text-style-name="P13" draw:layer="layout" draw:type="curve" svg:x1="23.5cm" svg:y1="30.5cm" svg:x2="23.5cm" svg:y2="32.442cm" draw:start-shape="id13" draw:end-shape="id17" svg:d="M23500 30500v1942" svg:viewBox="0 0 1 1943">
          <text:p text:style-name="P12">Partially typed AST</text:p>
        </draw:connector>
        <draw:connector draw:style-name="gr23" draw:text-style-name="P11" draw:layer="layout" draw:type="curve" svg:x1="23.5cm" svg:y1="30.5cm" svg:x2="31.5cm" svg:y2="32.442cm" draw:start-shape="id13" draw:end-shape="id18" draw:end-glue-point="0" svg:d="M23500 30500c0 1456 8000 486 8000 1942" svg:viewBox="0 0 8001 1943">
          <text:p/>
        </draw:connector>
        <draw:custom-shape draw:style-name="gr24" draw:text-style-name="P2" xml:id="id19" draw:id="id19" draw:layer="layout" svg:width="3.5cm" svg:height="3cm" svg:x="12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9" draw:layer="layout" draw:type="curve" svg:x1="15.5cm" svg:y1="34.442cm" svg:x2="13.75cm" svg:y2="39.442cm" draw:start-shape="id16" draw:start-glue-point="2" draw:end-shape="id19" draw:end-glue-point="0" svg:d="M15500 34442c0 3750-1750 1250-1750 5000" svg:viewBox="0 0 1751 5001">
          <text:p text:style-name="P8"><text:s text:c="10"/>Typed AST</text:p>
        </draw:connector>
        <draw:custom-shape draw:style-name="gr26" draw:text-style-name="P3" xml:id="id20" draw:id="id20" draw:layer="layout" svg:width="3.5cm" svg:height="3cm" svg:x="20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21" draw:id="id21" draw:layer="layout" svg:width="3.5cm" svg:height="3cm" svg:x="28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7cm" svg:height="2cm" svg:x="12cm" svg:y="24.469cm">
          <text:p text:style-name="P1"><text:span text:style-name="T1">Typecheck foo.jou</text:span></text:p>
          <text:p text:style-name="P1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xml:id="id14" draw:id="id14" draw:layer="layout" svg:width="7cm" svg:height="2cm" svg:x="20cm" svg:y="24.442cm">
          <text:p text:style-name="P5"><text:span text:style-name="T1">Typecheck bar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5" draw:id="id15" draw:layer="layout" svg:width="7cm" svg:height="2cm" svg:x="28cm" svg:y="24.442cm">
          <text:p text:style-name="P5"><text:span text:style-name="T1">Typecheck io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9" draw:layer="layout" draw:type="curve" svg:x1="23.5cm" svg:y1="34.442cm" svg:x2="21.75cm" svg:y2="39.442cm" draw:start-shape="id17" draw:end-shape="id20" svg:d="M23500 34442c0 3750-1750 1250-1750 5000" svg:viewBox="0 0 1751 5001">
          <text:p text:style-name="P8"><text:s text:c="10"/>Typed AST</text:p>
        </draw:connector>
        <draw:connector draw:style-name="gr31" draw:text-style-name="P9" draw:layer="layout" draw:type="curve" svg:x1="31.5cm" svg:y1="34.442cm" svg:x2="29.75cm" svg:y2="39.442cm" draw:start-shape="id18" draw:end-shape="id21" svg:d="M31500 34442c0 3750-1750 1250-1750 5000" svg:viewBox="0 0 1751 5001">
          <text:p text:style-name="P8"><text:s text:c="10"/>Typed AST</text:p>
        </draw:connector>
        <draw:custom-shape draw:style-name="gr32" draw:text-style-name="P4" xml:id="id7" draw:id="id7" draw:layer="layout" svg:width="6cm" svg:height="3.027cm" svg:x="28.5cm" svg:y="8.4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curve" svg:x1="31.5cm" svg:y1="11.442cm" svg:x2="31.5cm" svg:y2="16.442cm" draw:start-shape="id7" draw:end-shape="id11" svg:d="M31500 11442v5000" svg:viewBox="0 0 1 5001">
          <text:p text:style-name="P8">AST</text:p>
        </draw:connector>
        <draw:custom-shape draw:style-name="gr34" draw:text-style-name="P3" xml:id="id24" draw:id="id24" draw:layer="layout" svg:width="6cm" svg:height="3.027cm" svg:x="20.5cm" svg:y="8.4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xml:id="id22" draw:id="id22" draw:layer="layout" svg:width="6cm" svg:height="3cm" svg:x="12.5cm" svg:y="8.442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9" draw:layer="layout" draw:type="curve" svg:x1="15.5cm" svg:y1="6.941cm" svg:x2="15.5cm" svg:y2="8.442cm" draw:start-shape="id2" draw:start-glue-point="2" draw:end-shape="id22" svg:d="M15500 6941v1501" svg:viewBox="0 0 1 1502">
          <text:p text:style-name="P8">AST</text:p>
        </draw:connector>
        <draw:connector draw:style-name="gr37" draw:text-style-name="P9" draw:layer="layout" draw:type="curve" svg:x1="15.5cm" svg:y1="11.442cm" svg:x2="17cm" svg:y2="14.192cm" draw:start-shape="id22" draw:start-glue-point="2" draw:end-shape="id23" draw:end-glue-point="3" svg:d="M15500 11442c0 1834 500 2750 1500 2750" svg:viewBox="0 0 1501 2751">
          <text:p/>
        </draw:connector>
        <draw:connector draw:style-name="gr38" draw:text-style-name="P9" draw:layer="layout" draw:type="curve" svg:x1="23.5cm" svg:y1="11.442cm" svg:x2="23.5cm" svg:y2="16.442cm" draw:start-shape="id24" draw:start-glue-point="2" draw:end-shape="id10" svg:d="M23500 11442v5000" svg:viewBox="0 0 1 5001">
          <text:p text:style-name="P8">AST</text:p>
        </draw:connector>
        <draw:connector draw:style-name="gr39" draw:text-style-name="P9" draw:layer="layout" draw:type="curve" svg:x1="23.5cm" svg:y1="6.914cm" svg:x2="23.5cm" svg:y2="8.415cm" draw:start-shape="id4" draw:end-shape="id24" draw:end-glue-point="0" svg:d="M23500 6914v1501" svg:viewBox="0 0 1 1502">
          <text:p text:style-name="P8">AST</text:p>
        </draw:connector>
        <draw:custom-shape draw:style-name="gr40" draw:text-style-name="P2" xml:id="id25" draw:id="id25" draw:layer="layout" svg:width="3cm" svg:height="3cm" svg:x="16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draw:type="curve" svg:x1="15.5cm" svg:y1="34.442cm" svg:x2="17.5cm" svg:y2="39.442cm" draw:start-shape="id16" draw:start-glue-point="2" draw:end-shape="id25" draw:end-glue-point="0" svg:d="M15500 34442c0 3750 2000 1250 2000 5000" svg:viewBox="0 0 2001 5001">
          <text:p/>
        </draw:connector>
        <draw:custom-shape draw:style-name="gr42" draw:text-style-name="P3" xml:id="id26" draw:id="id26" draw:layer="layout" svg:width="3cm" svg:height="3cm" svg:x="24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27" draw:id="id27" draw:layer="layout" svg:width="3cm" svg:height="3cm" svg:x="32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4" draw:layer="layout" draw:type="curve" svg:x1="23.5cm" svg:y1="34.442cm" svg:x2="25.5cm" svg:y2="39.442cm" draw:start-shape="id17" draw:start-glue-point="2" draw:end-shape="id26" draw:end-glue-point="0" svg:d="M23500 34442c0 3750 2000 1250 2000 5000" svg:viewBox="0 0 2001 5001">
          <text:p/>
        </draw:connector>
        <draw:connector draw:style-name="gr45" draw:text-style-name="P14" draw:layer="layout" draw:type="curve" svg:x1="31.5cm" svg:y1="34.442cm" svg:x2="33.5cm" svg:y2="39.442cm" draw:start-shape="id18" draw:start-glue-point="2" draw:end-shape="id27" draw:end-glue-point="0" svg:d="M31500 34442c0 3750 2000 1250 2000 5000" svg:viewBox="0 0 2001 5001">
          <text:p/>
        </draw:connector>
        <draw:custom-shape draw:style-name="gr46" draw:text-style-name="P2" xml:id="id31" draw:id="id31" draw:layer="layout" svg:width="4cm" svg:height="2.5cm" svg:x="15.5cm" svg:y="47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xml:id="id33" draw:id="id33" draw:layer="layout" svg:width="4cm" svg:height="2.5cm" svg:x="23.5cm" svg:y="47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xml:id="id34" draw:id="id34" draw:layer="layout" svg:width="4cm" svg:height="2.5cm" svg:x="31.5cm" svg:y="47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curve" svg:x1="17.5cm" svg:y1="42.442cm" svg:x2="17.5cm" svg:y2="43.942cm" draw:start-shape="id25" draw:start-glue-point="2" draw:end-shape="id28" draw:end-glue-point="0" svg:d="M17500 42442v1500" svg:viewBox="0 0 1 1501">
          <text:p text:style-name="P8">LLVM IR</text:p>
        </draw:connector>
        <draw:custom-shape draw:style-name="gr50" draw:text-style-name="P15" xml:id="id29" draw:id="id29" draw:layer="layout" svg:width="4cm" svg:height="2cm" svg:x="7cm" svg:y="37.942cm">
          <text:p text:style-name="P1"><text:span text:style-name="T1">Determine linker fl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9" draw:layer="layout" draw:type="curve" svg:x1="15.5cm" svg:y1="34.442cm" svg:x2="9cm" svg:y2="37.942cm" draw:start-shape="id16" draw:start-glue-point="2" draw:end-shape="id29" draw:end-glue-point="0" svg:d="M15500 34442c0 2625-6500 875-6500 3500" svg:viewBox="0 0 6501 3501">
          <text:p text:style-name="P8">Typed AST</text:p>
          <text:p text:style-name="P8">(types not used)</text:p>
          <text:p text:style-name="P8"/>
        </draw:connector>
        <draw:connector draw:style-name="gr52" draw:text-style-name="P11" draw:layer="layout" draw:type="curve" svg:x1="23.5cm" svg:y1="34.442cm" svg:x2="9cm" svg:y2="37.942cm" draw:start-shape="id17" draw:start-glue-point="2" draw:end-shape="id29" draw:end-glue-point="0" svg:d="M23500 34442c0 2625-14500 875-14500 3500" svg:viewBox="0 0 14501 3501">
          <text:p/>
        </draw:connector>
        <draw:connector draw:style-name="gr53" draw:text-style-name="P11" draw:layer="layout" draw:type="curve" svg:x1="31.5cm" svg:y1="34.442cm" svg:x2="9cm" svg:y2="37.942cm" draw:start-shape="id18" draw:start-glue-point="2" draw:end-shape="id29" draw:end-glue-point="0" svg:d="M31500 34442c0 2625-22500 875-22500 3500" svg:viewBox="0 0 22501 3501">
          <text:p/>
        </draw:connector>
        <draw:connector draw:style-name="gr54" draw:text-style-name="P9" draw:layer="layout" draw:type="curve" svg:x1="7.402cm" svg:y1="32.841cm" svg:x2="9cm" svg:y2="37.942cm" draw:start-shape="id30" draw:start-glue-point="9" draw:end-shape="id29" draw:end-glue-point="0" svg:d="M7402 32841c0 4321 1598 1771 1598 5101" svg:viewBox="0 0 1599 5102">
          <text:p/>
        </draw:connector>
        <draw:custom-shape draw:style-name="gr50" draw:text-style-name="P15" xml:id="id32" draw:id="id32" draw:layer="layout" svg:width="4cm" svg:height="2cm" svg:x="21.5cm" svg:y="51.5cm">
          <text:p text:style-name="P1"><text:span text:style-name="T1">Run lin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text-style-name="P9" draw:layer="layout" draw:type="curve" svg:x1="17.5cm" svg:y1="49.5cm" svg:x2="23.5cm" svg:y2="51.5cm" draw:start-shape="id31" draw:start-glue-point="2" draw:end-shape="id32" draw:end-glue-point="0" svg:d="M17500 49500c0 1500 6000 500 6000 2000" svg:viewBox="0 0 6001 2001">
          <text:p/>
        </draw:connector>
        <draw:connector draw:style-name="gr56" draw:text-style-name="P9" draw:layer="layout" draw:type="curve" svg:x1="25.5cm" svg:y1="49.5cm" svg:x2="23.5cm" svg:y2="51.5cm" draw:start-shape="id33" draw:start-glue-point="2" draw:end-shape="id32" draw:end-glue-point="0" svg:d="M25500 49500c0 1500-2000 500-2000 2000" svg:viewBox="0 0 2001 2001">
          <text:p text:style-name="P8">Paths of object files</text:p>
          <text:p text:style-name="P8"/>
        </draw:connector>
        <draw:connector draw:style-name="gr57" draw:text-style-name="P11" draw:layer="layout" draw:type="curve" svg:x1="33.5cm" svg:y1="49.5cm" svg:x2="23.5cm" svg:y2="51.5cm" draw:start-shape="id34" draw:start-glue-point="2" draw:end-shape="id32" draw:end-glue-point="0" svg:d="M33500 49500c0 1500-10000 500-10000 2000" svg:viewBox="0 0 10001 2001">
          <text:p/>
        </draw:connector>
        <draw:custom-shape draw:style-name="gr58" draw:text-style-name="P15" xml:id="id35" draw:id="id35" draw:layer="layout" svg:width="5cm" svg:height="2cm" svg:x="21cm" svg:y="54.5cm">
          <text:p text:style-name="P1"><text:span text:style-name="T1">Run fo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9" draw:layer="layout" draw:type="curve" svg:x1="23.5cm" svg:y1="53.5cm" svg:x2="23.5cm" svg:y2="54.5cm" draw:start-shape="id32" draw:end-shape="id35" draw:end-glue-point="0" svg:d="M23500 53500v1000" svg:viewBox="0 0 1 1001">
          <text:p/>
        </draw:connector>
        <draw:custom-shape draw:style-name="gr60" draw:text-style-name="P15" xml:id="id36" draw:id="id36" draw:layer="layout" svg:width="4.5cm" svg:height="3.5cm" svg:x="2cm" svg:y="43.5cm">
          <text:p text:style-name="P1"><text:span text:style-name="T1">Determine name and location of outpu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9" draw:layer="layout" draw:type="curve" svg:x1="2.098cm" svg:y1="32.841cm" svg:x2="4.25cm" svg:y2="43.5cm" draw:start-shape="id30" draw:start-glue-point="7" draw:end-shape="id36" draw:end-glue-point="0" svg:d="M2098 32841c0 8490 2152 3161 2152 10659" svg:viewBox="0 0 2153 10660">
          <text:p/>
        </draw:connector>
        <draw:connector draw:style-name="gr62" draw:text-style-name="P9" draw:layer="layout" draw:type="curve" svg:x1="9cm" svg:y1="39.942cm" svg:x2="21.5cm" svg:y2="52.5cm" draw:start-shape="id29" draw:start-glue-point="2" draw:end-shape="id32" draw:end-glue-point="3" svg:d="M9000 39942c0 8372 4166 12558 12500 12558" svg:viewBox="0 0 12501 12559">
          <text:p text:style-name="P8">Linker flags <text:s text:c="57"/></text:p>
        </draw:connector>
        <draw:connector draw:style-name="gr63" draw:text-style-name="P9" draw:layer="layout" draw:type="curve" svg:x1="4.25cm" svg:y1="47cm" svg:x2="21.5cm" svg:y2="52.5cm" draw:start-shape="id36" draw:start-glue-point="2" draw:end-shape="id32" draw:end-glue-point="3" svg:d="M4250 47000c0 3667 5750 5500 17250 5500" svg:viewBox="0 0 17251 5501">
          <text:p/>
        </draw:connector>
        <draw:connector draw:style-name="gr64" draw:text-style-name="P9" draw:layer="layout" draw:type="curve" svg:x1="4.25cm" svg:y1="47cm" svg:x2="21cm" svg:y2="55.5cm" draw:start-shape="id36" draw:start-glue-point="2" draw:end-shape="id35" draw:end-glue-point="3" svg:d="M4250 47000c0 5667 5583 8500 16750 8500" svg:viewBox="0 0 16751 8501">
          <text:p text:style-name="P8">Path to foo.exe <text:s text:c="57"/></text:p>
        </draw:connector>
        <draw:custom-shape draw:style-name="gr65" draw:text-style-name="P2" xml:id="id23" draw:id="id23" draw:layer="layout" svg:width="5cm" svg:height="2.5cm" svg:x="17cm" svg:y="12.942cm">
          <text:p text:style-name="P1"><text:span text:style-name="T1">Start compiling imported files</text:span></text:p>
          <draw:enhanced-geometry svg:viewBox="0 0 21600 21600" draw:type="rectangle" draw:enhanced-path="M 0 0 L 21600 0 21600 21600 0 21600 0 0 Z N"/>
        </draw:custom-shape>
        <draw:connector draw:style-name="gr66" draw:text-style-name="P9" draw:layer="layout" draw:type="curve" svg:x1="15.5cm" svg:y1="11.442cm" svg:x2="15.5cm" svg:y2="16.442cm" draw:start-shape="id22" draw:start-glue-point="2" draw:end-shape="id8" draw:end-glue-point="0" svg:d="M15500 11442v5000" svg:viewBox="0 0 1 5001">
          <text:p text:style-name="P8">AST</text:p>
        </draw:connector>
        <draw:connector draw:style-name="gr67" draw:text-style-name="P9" draw:layer="layout" draw:type="curve" svg:x1="19.5cm" svg:y1="12.942cm" svg:x2="20.5cm" svg:y2="3.138cm" draw:start-shape="id23" draw:start-glue-point="0" draw:end-shape="id3" draw:end-glue-point="3" svg:d="M19500 12942c0-6536 333-9804 1000-9804" svg:viewBox="0 0 1001 9805">
          <text:p/>
        </draw:connector>
        <draw:custom-shape draw:style-name="gr68" draw:text-style-name="P3" xml:id="id37" draw:id="id37" draw:layer="layout" svg:width="5cm" svg:height="2.527cm" svg:x="25cm" svg:y="12.942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1" draw:layer="layout" draw:type="curve" svg:x1="23.5cm" svg:y1="11.442cm" svg:x2="25cm" svg:y2="14.205cm" draw:start-shape="id24" draw:start-glue-point="2" draw:end-shape="id37" draw:end-glue-point="3" svg:d="M23500 11442c0 1842 500 2763 1500 2763" svg:viewBox="0 0 1501 2764">
          <text:p/>
        </draw:connector>
        <draw:connector draw:style-name="gr70" draw:text-style-name="P11" draw:layer="layout" draw:type="curve" svg:x1="27.5cm" svg:y1="12.942cm" svg:x2="28.5cm" svg:y2="3.138cm" draw:start-shape="id37" draw:start-glue-point="0" draw:end-shape="id5" draw:end-glue-point="3" svg:d="M27500 12942c0-6536 333-9804 1000-9804" svg:viewBox="0 0 1001 9805">
          <text:p/>
        </draw:connector>
        <draw:connector draw:style-name="gr71" draw:text-style-name="P13" draw:layer="layout" draw:type="curve" svg:x1="4.75cm" svg:y1="29cm" svg:x2="12.5cm" svg:y2="3.192cm" draw:start-shape="id30" draw:start-glue-point="4" draw:end-shape="id1" draw:end-glue-point="3" svg:d="M4750 29000c0-17206 2583-25808 7750-25808" svg:viewBox="0 0 7751 25809">
          <text:p text:style-name="P16"><text:span text:style-name="T2">File name <text:s text:c="11"/></text:span><text:s text:c="6"/></text:p>
          <text:p text:style-name="P16"><text:span text:style-name="T2">foo.jou <text:s text:c="17"/></text:span></text:p>
        </draw:connector>
        <draw:connector draw:style-name="gr72" draw:text-style-name="P11" draw:layer="layout" draw:type="curve" svg:x1="19.5cm" svg:y1="12.942cm" svg:x2="31.5cm" svg:y2="2.388cm" draw:start-shape="id23" draw:start-glue-point="0" draw:end-shape="id5" draw:end-glue-point="0" svg:d="M19500 12942c0-16582 12000-11305 12000-10554" svg:viewBox="0 0 12001 11943">
          <text:p/>
        </draw:connector>
        <draw:custom-shape draw:style-name="gr73" draw:text-style-name="P2" xml:id="id28" draw:id="id28" draw:layer="layout" svg:width="4cm" svg:height="1.558cm" svg:x="15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xml:id="id39" draw:id="id39" draw:layer="layout" svg:width="4cm" svg:height="1.558cm" svg:x="31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" xml:id="id38" draw:id="id38" draw:layer="layout" svg:width="4cm" svg:height="1.558cm" svg:x="23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9" draw:layer="layout" draw:type="curve" svg:x1="4.75cm" svg:y1="33.5cm" svg:x2="15.5cm" svg:y2="44.721cm" draw:start-shape="id30" draw:start-glue-point="8" draw:end-shape="id28" draw:end-glue-point="3" svg:d="M4750 33500c0 7481 3583 11221 10750 11221" svg:viewBox="0 0 10751 11222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<text:span text:style-name="T2"><text:s text:c="5"/></text:span><text:s text:c="20"/>Optimization level</text:p>
          <text:p text:style-name="P8"><text:span text:style-name="T2"><text:s text:c="4"/></text:span><text:s text:c="21"/>(-O0/-O1/-O2/-O3)</text:p>
        </draw:connector>
        <draw:connector draw:style-name="gr77" draw:text-style-name="P11" draw:layer="layout" draw:type="curve" svg:x1="4.75cm" svg:y1="33.5cm" svg:x2="23.5cm" svg:y2="44.721cm" draw:start-shape="id30" draw:start-glue-point="8" draw:end-shape="id38" draw:end-glue-point="3" svg:d="M4750 33500c0 7481 6250 11221 18750 11221" svg:viewBox="0 0 18751 11222">
          <text:p/>
        </draw:connector>
        <draw:connector draw:style-name="gr78" draw:text-style-name="P11" draw:layer="layout" draw:type="curve" svg:x1="4.75cm" svg:y1="33.5cm" svg:x2="31.5cm" svg:y2="44.721cm" draw:start-shape="id30" draw:start-glue-point="8" draw:end-shape="id39" draw:end-glue-point="3" svg:d="M4750 33500c0 7481 8916 11221 26750 11221" svg:viewBox="0 0 26751 11222">
          <text:p/>
        </draw:connector>
        <draw:custom-shape draw:style-name="gr79" draw:text-style-name="P18" xml:id="id30" draw:id="id30" draw:layer="layout" svg:width="7.5cm" svg:height="4.5cm" svg:x="1cm" svg:y="29cm">
          <text:p text:style-name="P17"><text:span text:style-name="T3">Parse command-line argu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1" draw:layer="layout" draw:type="curve" svg:x1="25.5cm" svg:y1="42.442cm" svg:x2="25.5cm" svg:y2="43.942cm" draw:start-shape="id26" draw:start-glue-point="2" draw:end-shape="id38" draw:end-glue-point="0" svg:d="M25500 42442v1500" svg:viewBox="0 0 1 1501">
          <text:p text:style-name="P8">LLVM IR</text:p>
        </draw:connector>
        <draw:connector draw:style-name="gr81" draw:text-style-name="P11" draw:layer="layout" draw:type="curve" svg:x1="33.5cm" svg:y1="42.442cm" svg:x2="33.5cm" svg:y2="43.942cm" draw:start-shape="id27" draw:start-glue-point="2" draw:end-shape="id39" draw:end-glue-point="0" svg:d="M33500 42442v1500" svg:viewBox="0 0 1 1501">
          <text:p text:style-name="P8">LLVM IR</text:p>
        </draw:connector>
        <draw:connector draw:style-name="gr82" draw:text-style-name="P11" draw:layer="layout" draw:type="curve" svg:x1="33.5cm" svg:y1="45.5cm" svg:x2="33.5cm" svg:y2="47cm" draw:start-shape="id39" draw:start-glue-point="2" draw:end-shape="id34" draw:end-glue-point="0" svg:d="M33500 45500v1500" svg:viewBox="0 0 1 1501">
          <text:p text:style-name="P8">LLVM IR</text:p>
        </draw:connector>
        <draw:connector draw:style-name="gr83" draw:text-style-name="P11" draw:layer="layout" draw:type="curve" svg:x1="17.5cm" svg:y1="45.5cm" svg:x2="17.5cm" svg:y2="47cm" draw:start-shape="id28" draw:start-glue-point="2" draw:end-shape="id31" draw:end-glue-point="0" svg:d="M17500 45500v1500" svg:viewBox="0 0 1 1501">
          <text:p text:style-name="P8">LLVM IR</text:p>
        </draw:connector>
        <draw:connector draw:style-name="gr84" draw:text-style-name="P11" draw:layer="layout" draw:type="curve" svg:x1="25.5cm" svg:y1="45.5cm" svg:x2="25.5cm" svg:y2="47cm" draw:start-shape="id38" draw:end-shape="id33" draw:end-glue-point="0" svg:d="M25500 45500v1500" svg:viewBox="0 0 1 1501">
          <text:p text:style-name="P8">LLVM IR</text:p>
        </draw:connector>
        <draw:custom-shape draw:style-name="gr85" draw:text-style-name="P4" xml:id="id40" draw:id="id40" draw:layer="layout" svg:width="5cm" svg:height="2.527cm" svg:x="33cm" svg:y="12.973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11" draw:layer="layout" draw:type="curve" svg:x1="31.5cm" svg:y1="11.442cm" svg:x2="33cm" svg:y2="14.236cm" draw:start-shape="id7" draw:start-glue-point="2" draw:end-shape="id40" draw:end-glue-point="3" svg:d="M31500 11442c0 1863 500 2794 1500 2794" svg:viewBox="0 0 1501 27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3" draw:display-name="Nuolenkärjet 23" svg:viewBox="0 0 20 20" svg:d="M0 20l10-20 10 20z"/>
    <draw:marker draw:name="Nuolenkärjet_20_24" draw:display-name="Nuolenkärjet 24" svg:viewBox="0 0 20 20" svg:d="M0 20l10-20 10 20z"/>
    <draw:marker draw:name="Nuolenkärjet_20_25" draw:display-name="Nuolenkärjet 25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2" draw:display-name="Nuolenkärjet 32" svg:viewBox="0 0 20 20" svg:d="M0 20l10-20 10 20z"/>
    <draw:marker draw:name="Nuolenkärjet_20_33" draw:display-name="Nuolenkärjet 33" svg:viewBox="0 0 20 20" svg:d="M0 20l10-20 10 20z"/>
    <draw:marker draw:name="Nuolenkärjet_20_34" draw:display-name="Nuolenkärjet 34" svg:viewBox="0 0 20 20" svg:d="M0 20l10-20 10 20z"/>
    <draw:marker draw:name="Nuolenkärjet_20_35" draw:display-name="Nuolenkärjet 35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3" draw:display-name="Nuolenkärjet 43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7" draw:display-name="Nuolenkärjet 47" svg:viewBox="0 0 20 20" svg:d="M0 20l10-20 10 20z"/>
    <draw:marker draw:name="Nuolenkärjet_20_48" draw:display-name="Nuolenkärjet 48" svg:viewBox="0 0 20 20" svg:d="M0 20l10-20 10 20z"/>
    <draw:marker draw:name="Nuolenkärjet_20_49" draw:display-name="Nuolenkärjet 49" svg:viewBox="0 0 20 20" svg:d="M0 20l10-20 10 20z"/>
    <draw:marker draw:name="Nuolenkärjet_20_5" draw:display-name="Nuolenkärjet 5" svg:viewBox="0 0 20 20" svg:d="M0 20l10-20 10 20z"/>
    <draw:marker draw:name="Nuolenkärjet_20_50" draw:display-name="Nuolenkärjet 50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57" draw:display-name="Nuolenkärjet 57" svg:viewBox="0 0 20 20" svg:d="M0 20l10-20 10 20z"/>
    <draw:marker draw:name="Nuolenkärjet_20_58" draw:display-name="Nuolenkärjet 58" svg:viewBox="0 0 20 20" svg:d="M0 20l10-20 10 20z"/>
    <draw:marker draw:name="Nuolenkärjet_20_59" draw:display-name="Nuolenkärjet 59" svg:viewBox="0 0 20 20" svg:d="M0 20l10-20 10 20z"/>
    <draw:marker draw:name="Nuolenkärjet_20_6" draw:display-name="Nuolenkärjet 6" svg:viewBox="0 0 20 20" svg:d="M0 20l10-20 10 20z"/>
    <draw:marker draw:name="Nuolenkärjet_20_60" draw:display-name="Nuolenkärjet 60" svg:viewBox="0 0 20 20" svg:d="M0 20l10-20 10 20z"/>
    <draw:marker draw:name="Nuolenkärjet_20_63" draw:display-name="Nuolenkärjet 63" svg:viewBox="0 0 20 20" svg:d="M0 20l10-20 10 20z"/>
    <draw:marker draw:name="Nuolenkärjet_20_64" draw:display-name="Nuolenkärjet 64" svg:viewBox="0 0 20 20" svg:d="M0 20l10-20 10 20z"/>
    <draw:marker draw:name="Nuolenkärjet_20_66" draw:display-name="Nuolenkärjet 66" svg:viewBox="0 0 20 20" svg:d="M0 20l10-20 10 20z"/>
    <draw:marker draw:name="Nuolenkärjet_20_67" draw:display-name="Nuolenkärjet 67" svg:viewBox="0 0 20 20" svg:d="M0 20l10-20 10 20z"/>
    <draw:marker draw:name="Nuolenkärjet_20_68" draw:display-name="Nuolenkärjet 68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04-02T19:46:16.319790980</dc:date>
    <meta:editing-duration>PT3H45M44S</meta:editing-duration>
    <meta:editing-cycles>22</meta:editing-cycles>
    <meta:generator>LibreOffice/7.4.7.2$Linux_X86_64 LibreOffice_project/40$Build-2</meta:generator>
    <meta:document-statistic meta:object-count="95"/>
  </office:meta>
</office:document-meta>
</file>